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unkte</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oints</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 style:display-name="PageStyle_D_CleanTech_Innovation_Potent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